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6.999cm" style:page-number="0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.199cm" fo:text-align="center" style:justify-single-word="false" style:shadow="none"/>
    </style:style>
    <style:style style:name="P5" style:family="paragraph" style:parent-style-name="Standard">
      <style:paragraph-properties fo:margin-top="0.199cm" fo:margin-bottom="0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fo:font-style="italic"/>
    </style:style>
    <style:style style:name="T7" style:family="text">
      <style:text-properties style:font-style-asian="italic"/>
    </style:style>
    <style:style style:name="T8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%=NUMERO_LETTRE=%</text:p>
            <text:p text:style-name="P2">%=<text:span text:style-name="T1">TITRE_LETTRE</text:span>=%</text:p>
            <text:p text:style-name="P3">%=COMMENTAIRE=%</text:p>
            <text:p text:style-name="P5">%=CAISSES_CONCERNES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8-10T11:27:15</dc:date>
    <meta:editing-cycles>7</meta:editing-cycles>
    <meta:editing-duration>PT12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7" meta:character-count="69"/>
  </office:meta>
</office:document-meta>
</file>